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6fab" officeooo:paragraph-rsid="00096fab"/>
    </style:style>
    <style:style style:name="P2" style:family="paragraph" style:parent-style-name="Standard">
      <style:text-properties officeooo:rsid="000ad34d" officeooo:paragraph-rsid="000ad34d"/>
    </style:style>
    <style:style style:name="P3" style:family="paragraph" style:parent-style-name="Standard">
      <style:text-properties officeooo:rsid="000ad34d" officeooo:paragraph-rsid="000fb257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96fab" officeooo:paragraph-rsid="00096fa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ea531" officeooo:paragraph-rsid="000ea531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f9304" officeooo:paragraph-rsid="000f9304"/>
    </style:style>
    <style:style style:name="P7" style:family="paragraph" style:parent-style-name="Standard">
      <style:text-properties officeooo:rsid="000fb257" officeooo:paragraph-rsid="000fb257"/>
    </style:style>
    <style:style style:name="P8" style:family="paragraph" style:parent-style-name="Standard">
      <style:text-properties officeooo:rsid="00104949" officeooo:paragraph-rsid="00104949"/>
    </style:style>
    <style:style style:name="P9" style:family="paragraph" style:parent-style-name="Standard">
      <style:text-properties officeooo:rsid="0012274d" officeooo:paragraph-rsid="0012274d"/>
    </style:style>
    <style:style style:name="P10" style:family="paragraph" style:parent-style-name="Standard">
      <style:text-properties officeooo:rsid="0012274d" officeooo:paragraph-rsid="0012274d" fo:background-color="#fff200"/>
    </style:style>
    <style:style style:name="P11" style:family="paragraph" style:parent-style-name="Standard">
      <style:text-properties officeooo:rsid="0013ebc9" officeooo:paragraph-rsid="0013ebc9"/>
    </style:style>
    <style:style style:name="P12" style:family="paragraph" style:parent-style-name="Standard" style:list-style-name="L1">
      <style:text-properties officeooo:rsid="000ad34d" officeooo:paragraph-rsid="000fb257"/>
    </style:style>
    <style:style style:name="P13" style:family="paragraph" style:parent-style-name="Standard">
      <style:text-properties officeooo:rsid="00131930" officeooo:paragraph-rsid="00131930"/>
    </style:style>
    <style:style style:name="P14" style:family="paragraph" style:parent-style-name="Standard">
      <style:text-properties officeooo:rsid="00145d9b" officeooo:paragraph-rsid="00145d9b"/>
    </style:style>
    <style:style style:name="P15" style:family="paragraph" style:parent-style-name="Standard">
      <style:text-properties officeooo:rsid="00145d9b" officeooo:paragraph-rsid="00145d9b" fo:background-color="#fff200"/>
    </style:style>
    <style:style style:name="P16" style:family="paragraph" style:parent-style-name="Standard">
      <style:text-properties officeooo:rsid="0013ebc9" officeooo:paragraph-rsid="00197788" fo:background-color="#fff200"/>
    </style:style>
    <style:style style:name="P17" style:family="paragraph" style:parent-style-name="Standard">
      <style:text-properties officeooo:rsid="0019cd29" officeooo:paragraph-rsid="0019cd29" fo:background-color="#fff200"/>
    </style:style>
    <style:style style:name="P18" style:family="paragraph" style:parent-style-name="Standard" style:list-style-name="L2">
      <style:text-properties officeooo:rsid="0024b414" officeooo:paragraph-rsid="0024b414" fo:background-color="#fff200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096fab" officeooo:paragraph-rsid="00197788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13ebc9" officeooo:paragraph-rsid="00197788"/>
    </style:style>
    <style:style style:name="P21" style:family="paragraph" style:parent-style-name="Standard">
      <style:text-properties officeooo:rsid="0019cd29" officeooo:paragraph-rsid="0019cd29"/>
    </style:style>
    <style:style style:name="P22" style:family="paragraph" style:parent-style-name="Standard">
      <style:text-properties officeooo:rsid="0019cd29" officeooo:paragraph-rsid="001a43a8"/>
    </style:style>
    <style:style style:name="P23" style:family="paragraph" style:parent-style-name="Standard">
      <style:text-properties officeooo:rsid="001be3f9" officeooo:paragraph-rsid="001be3f9"/>
    </style:style>
    <style:style style:name="P24" style:family="paragraph" style:parent-style-name="Standard">
      <style:paragraph-properties fo:text-align="center" style:justify-single-word="false"/>
      <style:text-properties officeooo:rsid="00096fab" officeooo:paragraph-rsid="00201297"/>
    </style:style>
    <style:style style:name="P25" style:family="paragraph" style:parent-style-name="Standard">
      <style:text-properties officeooo:rsid="002230d2" officeooo:paragraph-rsid="002230d2"/>
    </style:style>
    <style:style style:name="P26" style:family="paragraph" style:parent-style-name="Standard">
      <style:text-properties officeooo:rsid="0024b414" officeooo:paragraph-rsid="0024b414"/>
    </style:style>
    <style:style style:name="P27" style:family="paragraph" style:parent-style-name="Standard" style:list-style-name="L2">
      <style:text-properties officeooo:rsid="0024b414" officeooo:paragraph-rsid="0024b414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4b414" officeooo:paragraph-rsid="0024b414" style:font-weight-asian="normal" style:font-weight-complex="normal"/>
    </style:style>
    <style:style style:name="P29" style:family="paragraph" style:parent-style-name="Standard">
      <style:text-properties officeooo:rsid="0024bf03" officeooo:paragraph-rsid="0024bf03" fo:background-color="transparent"/>
    </style:style>
    <style:style style:name="P30" style:family="paragraph" style:parent-style-name="Standard" style:list-style-name="L3">
      <style:text-properties officeooo:rsid="0024bf03" officeooo:paragraph-rsid="0024bf03" fo:background-color="transparent"/>
    </style:style>
    <style:style style:name="P31" style:family="paragraph" style:parent-style-name="Standard" style:list-style-name="L3">
      <style:text-properties officeooo:rsid="00257113" officeooo:paragraph-rsid="00257113" fo:background-color="transparent"/>
    </style:style>
    <style:style style:name="P32" style:family="paragraph" style:parent-style-name="Standard">
      <style:paragraph-properties fo:text-align="center" style:justify-single-word="false" fo:break-before="page"/>
      <style:text-properties fo:font-size="14pt" fo:font-weight="bold" officeooo:rsid="00096fab" officeooo:paragraph-rsid="00197788" style:font-size-asian="14pt" style:font-weight-asian="bold" style:font-size-complex="14pt" style:font-weight-complex="bold"/>
    </style:style>
    <style:style style:name="T1" style:family="text">
      <style:text-properties officeooo:rsid="000cae14"/>
    </style:style>
    <style:style style:name="T2" style:family="text">
      <style:text-properties officeooo:rsid="000ea531"/>
    </style:style>
    <style:style style:name="T3" style:family="text">
      <style:text-properties officeooo:rsid="000f9304"/>
    </style:style>
    <style:style style:name="T4" style:family="text">
      <style:text-properties officeooo:rsid="000fb257"/>
    </style:style>
    <style:style style:name="T5" style:family="text">
      <style:text-properties officeooo:rsid="00197788"/>
    </style:style>
    <style:style style:name="T6" style:family="text">
      <style:text-properties officeooo:rsid="0019cd29"/>
    </style:style>
    <style:style style:name="T7" style:family="text">
      <style:text-properties officeooo:rsid="001a43a8"/>
    </style:style>
    <style:style style:name="T8" style:family="text">
      <style:text-properties officeooo:rsid="001de273"/>
    </style:style>
    <style:style style:name="T9" style:family="text">
      <style:text-properties officeooo:rsid="001f7501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97788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01297" style:font-size-asian="14pt" style:font-weight-asian="bold" style:font-size-complex="14pt" style:font-weight-complex="bold"/>
    </style:style>
    <style:style style:name="T13" style:family="text">
      <style:text-properties fo:font-size="14pt" officeooo:rsid="00201297" style:font-size-asian="14pt" style:font-size-complex="14pt"/>
    </style:style>
    <style:style style:name="T14" style:family="text">
      <style:text-properties officeooo:rsid="002230d2"/>
    </style:style>
    <style:style style:name="T15" style:family="text">
      <style:text-properties officeooo:rsid="0024045f"/>
    </style:style>
    <style:style style:name="T16" style:family="text">
      <style:text-properties officeooo:rsid="002571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Руководство пользователя для программы <text:span text:style-name="T3">съемки объектов в высоком разрешении</text:span> и просмотра сшитых изображений</text:p>
      <text:p text:style-name="P1"/>
      <text:p text:style-name="P1">При запуске программы открывается окно просмотра изображений</text:p>
      <text:p text:style-name="P1"/>
      <text:p text:style-name="P4"><text:span text:style-name="T2">I. </text:span>Окно просмотра изображений</text:p>
      <text:p text:style-name="P1"/>
      <text:p text:style-name="P11">Элементы интерфейса:</text:p>
      <text:p text:style-name="P11">1. В центре экрана расположена область для просмотра сшитого изображения</text:p>
      <text:p text:style-name="P11">1.1. Справа-внизу данной области располагается мини-изображение для удобства навигации по основному изображению</text:p>
      <text:p text:style-name="P1"/>
      <text:p text:style-name="P11">Меню</text:p>
      <text:p text:style-name="P6">1. Меню «Файл» → «Новый». <text:span text:style-name="T4">О</text:span>ткрывает окно программы для проведения съемки нового изделия <text:span text:style-name="T4">(см раздел II)</text:span></text:p>
      <text:p text:style-name="P7">2. Меню «Файл» → «Открыть». Открывает сохраненный файл съемки в разрешении .misc</text:p>
      <text:p text:style-name="P3">Сканированные изображения хранятся в архивных файлах, куда входят:</text:p>
      <text:list xml:id="list588688836" text:style-name="L1">
        <text:list-item>
          <text:p text:style-name="P12">Подготовленные к сшитию на экране, обрезанные фрагменты изображений</text:p>
        </text:list-item>
        <text:list-item>
          <text:p text:style-name="P12">Те же фрагменты с более плохим разрешением для более общих видов</text:p>
        </text:list-item>
        <text:list-item>
          <text:p text:style-name="P12">Те же фрагменты с еще более плохим разрешением</text:p>
        </text:list-item>
        <text:list-item>
          <text:p text:style-name="P12">Миниизображение изделия для навигации</text:p>
        </text:list-item>
        <text:list-item>
          <text:p text:style-name="P12">Файл с параметрами</text:p>
        </text:list-item>
        <text:list-item>
          <text:p text:style-name="P12">Исходные необрезанные фрагменты изображений, если они <text:span text:style-name="T1">имеются</text:span></text:p>
        </text:list-item>
      </text:list>
      <text:p text:style-name="P3"/>
      <text:p text:style-name="P7">3. Меню «Файл» → «Сохранить как». Сохраняет просматриваемый в данный момент файл в другой</text:p>
      <text:p text:style-name="P2"/>
      <text:p text:style-name="P8">4. Меню «Файл» → «Выход». Закрывает программу</text:p>
      <text:p text:style-name="P8"/>
      <text:p text:style-name="P10">5. Меню «Файл» → «Экспорт». Открывает окно параметров сохранения изображения, где можно выбрать: сохранять в файл все изображение или только видимый фрагмент, формат сохраняемого изображения (JPG) и его качество (выходной размер файла).</text:p>
      <text:p text:style-name="P9"/>
      <text:p text:style-name="P13">6. Меню «Вид» → «Основная панель». Показывает и скрывает панель инструментов справа</text:p>
      <text:p text:style-name="P13"/>
      <text:p text:style-name="P14">7. Меню «Сервис» → «Буферизировать изображение». Определяет, будут ли все изображения предварительно загружаться в память</text:p>
      <text:p text:style-name="P14"/>
      <text:p text:style-name="P15">8. Меню «Сервис» → «Настройки». Настройки просмотра изображений</text:p>
      <text:p text:style-name="P14"/>
      <text:p text:style-name="P19"/>
      <text:p text:style-name="P32"><text:span text:style-name="T5">II. </text:span>Окно <text:span text:style-name="T5">сканирования</text:span></text:p>
      <text:p text:style-name="P19"/>
      <text:p text:style-name="P20">Элементы интерфейса:</text:p>
      <text:p text:style-name="P21">1. Слева — просмотр текущего изображения с камеры</text:p>
      <text:p text:style-name="P16"><text:span text:style-name="T15">1</text:span>.<text:span text:style-name="T15">1.</text:span> <text:span text:style-name="T15">Просмотр изображения с камеры при сканировании может подменяться </text:span>просмотр<text:span text:style-name="T15">ом</text:span> <text:span text:style-name="T5">сшиваемого</text:span> изображения, <text:span text:style-name="T5">которое должно постепенно заполняться (сейчас пока видно только текущий участок съемки)</text:span></text:p>
      <text:p text:style-name="P16"/>
      <text:p text:style-name="P20"/>
      <text:p text:style-name="P21">Меню:</text:p>
      <text:p text:style-name="P17"><text:span text:style-name="T14">1. </text:span>«Станок» → «Проверка». <text:span text:style-name="T8">Проверяет текущие координаты</text:span></text:p>
      <text:p text:style-name="P21"><text:span text:style-name="T14">2. </text:span>«Станок» → «Инициализация». <text:span text:style-name="T8">Инициализирует установку, выставляет начальное положение по концевикам</text:span></text:p>
      <text:p text:style-name="P21"><text:span text:style-name="T14">3. </text:span>«Станок» → «Двигать в...». <text:span text:style-name="T8">Передвигает установку в заданные пользователем координаты</text:span></text:p>
      <text:p text:style-name="P21"><text:span text:style-name="T14">4. </text:span>«Станок» → «Двигать в середину». <text:span text:style-name="T8">Передвигает установку в середину по горизонтальному положению. Вертикальную ось не трогает</text:span></text:p>
      <text:p text:style-name="P21"><text:span text:style-name="T14">5. </text:span>«Станок» → «Ручной режим». <text:span text:style-name="T8">Переводит установку в режим управления с клавиатуры</text:span></text:p>
      <text:p text:style-name="P23"><text:span text:style-name="T14">6. «</text:span>Операции<text:span text:style-name="T6">» → «</text:span>Определить границы<text:span text:style-name="T6">». Визуально ищет границы изделия, проходя по его периметру</text:span></text:p>
      <text:p text:style-name="P23"><text:span text:style-name="T14">7. «</text:span>Операции<text:span text:style-name="T6">» → «</text:span>Новая съемка<text:span text:style-name="T6">». Проводит съемку области, указанной в параметрах на форме</text:span></text:p>
      <text:p text:style-name="P23"><text:span text:style-name="T14">8. «</text:span>Операции<text:span text:style-name="T6">» → «</text:span>Сохранить съемку<text:span text:style-name="T6">». Сохраняет съемку в файл. Если пользователь забудет сохранить произведенную съемку до закрытия программы или до другой съемки, то программа предложит это сделать</text:span></text:p>
      <text:p text:style-name="P21"><text:span text:style-name="T14">9. </text:span>«Вид» → «Изображение с камеры». <text:span text:style-name="T9">Включает/выключает вид с камеры</text:span></text:p>
      <text:p text:style-name="P21"><text:span text:style-name="T14">10. </text:span>«Вид» → «Изображение сканирован<text:span text:style-name="T9">ия</text:span>». <text:span text:style-name="T9">Включает/выключает </text:span></text:p>
      <text:p text:style-name="P22"><text:span text:style-name="T14">11. </text:span>«С<text:span text:style-name="T7">ервис</text:span>» → «<text:span text:style-name="T7">Настройки</text:span>». <text:span text:style-name="T9">Открывает окно настроек камеры, стола и съемки</text:span></text:p>
      <text:p text:style-name="P26">11.1. Настройки камеры и съемки:</text:p>
      <text:list xml:id="list2511031939" text:style-name="L2">
        <text:list-item>
          <text:p text:style-name="P27">Модель камеры (список)</text:p>
        </text:list-item>
        <text:list-item>
          <text:p text:style-name="P27">Разрешение (список)</text:p>
        </text:list-item>
        <text:list-item>
          <text:p text:style-name="P27">Режим съемки (список названий), у каждого свои параметры</text:p>
          <text:list>
            <text:list-item>
              <text:p text:style-name="P27">Размеры отступа обрезаемой части изображения слева, справа, сверху и снизу</text:p>
            </text:list-item>
            <text:list-item>
              <text:p text:style-name="P27">Число пикселей на мм (определяется калибровкой)</text:p>
            </text:list-item>
            <text:list-item>
              <text:p text:style-name="P27">Высота работы камеры, мм</text:p>
            </text:list-item>
            <text:list-item>
              <text:p text:style-name="P18">Фокус</text:p>
            </text:list-item>
            <text:list-item>
              <text:p text:style-name="P18">Увеличение</text:p>
            </text:list-item>
          </text:list>
        </text:list-item>
      </text:list>
      <text:p text:style-name="P29">11.2. Настройки стола:</text:p>
      <text:list xml:id="list2217678678" text:style-name="L3">
        <text:list-item>
          <text:p text:style-name="P30"><text:span text:style-name="T16">IP-а</text:span>дрес <text:span text:style-name="T16">для подключения </text:span>драйвера стола</text:p>
        </text:list-item>
        <text:list-item>
          <text:p text:style-name="P31">Порт <text:s/>для подключения драйвера стола</text:p>
        </text:list-item>
        <text:list-item>
          <text:p text:style-name="P31">Количество шагов стола на мм</text:p>
        </text:list-item>
        <text:list-item>
          <text:p text:style-name="P31">Пределы по работе стола по осям X, Y и Z</text:p>
        </text:list-item>
      </text:list>
      <text:p text:style-name="P22"/>
      <text:p text:style-name="P25">Другие пункты меню:</text:p>
      <text:p text:style-name="P25">1. </text:p>
      <text:p text:style-name="P22"/>
      <text:p text:style-name="P24"><text:span text:style-name="T11">II.</text:span><text:span text:style-name="T12">1</text:span><text:span text:style-name="T11"> </text:span><text:span text:style-name="T10">Окно </text:span><text:span text:style-name="T12">настроек сканирования</text:span></text:p>
      <text:p text:style-name="P28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8:35:04.393329755</meta:creation-date>
    <meta:generator>LibreOffice/6.0.7.3$Linux_X86_64 LibreOffice_project/00m0$Build-3</meta:generator>
    <dc:date>2020-12-11T16:34:38.807677050</dc:date>
    <meta:editing-duration>PT16H25M34S</meta:editing-duration>
    <meta:editing-cycles>23</meta:editing-cycles>
    <meta:document-statistic meta:table-count="0" meta:image-count="0" meta:object-count="0" meta:page-count="2" meta:paragraph-count="55" meta:word-count="482" meta:character-count="3418" meta:non-whitespace-character-count="3005"/>
  </office:meta>
</office:document-meta>
</file>